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Импорт – всего</text:p>
          </table:table-cell>
          <table:table-cell office:value-type="float" office:value="1" calcext:value-type="float">
            <text:p>1</text:p>
          </table:table-cell>
          <table:table-cell office:value-type="float" office:value="1.072" calcext:value-type="float">
            <text:p>1.072</text:p>
          </table:table-cell>
          <table:table-cell office:value-type="float" office:value="1.162048" calcext:value-type="float">
            <text:p>1.162048</text:p>
          </table:table-cell>
          <table:table-cell office:value-type="float" office:value="1.209691968" calcext:value-type="float">
            <text:p>1.209691968</text:p>
          </table:table-cell>
          <table:table-cell office:value-type="float" office:value="1.345177468416" calcext:value-type="float">
            <text:p>1.345177468416</text:p>
          </table:table-cell>
          <table:table-cell office:value-type="float" office:value="1.52677642665216" calcext:value-type="float">
            <text:p>1.52677642665216</text:p>
          </table:table-cell>
          <table:table-cell office:value-type="float" office:value="1.46875892243938" calcext:value-type="float">
            <text:p>1.46875892243938</text:p>
          </table:table-cell>
          <table:table-cell office:value-type="float" office:value="1.48932154735353" calcext:value-type="float">
            <text:p>1.489321547353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Живые животные и продукты животного происхождения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.082</text:p>
          </table:table-cell>
          <table:table-cell office:value-type="float" office:value="1.245382" calcext:value-type="float">
            <text:p>1.245382</text:p>
          </table:table-cell>
          <table:table-cell office:value-type="float" office:value="1.325086448" calcext:value-type="float">
            <text:p>1.325086448</text:p>
          </table:table-cell>
          <table:table-cell office:value-type="float" office:value="1.366164127888" calcext:value-type="float">
            <text:p>1.366164127888</text:p>
          </table:table-cell>
          <table:table-cell office:value-type="float" office:value="1.7309299500341" calcext:value-type="float">
            <text:p>1.7309299500341</text:p>
          </table:table-cell>
          <table:table-cell office:value-type="float" office:value="1.70669693073362" calcext:value-type="float">
            <text:p>1.70669693073362</text:p>
          </table:table-cell>
          <table:table-cell office:value-type="float" office:value="1.75619114172489" calcext:value-type="float">
            <text:p>1.756191141724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Мясо и субпродукты</text:p>
          </table:table-cell>
          <table:table-cell office:value-type="float" office:value="1" calcext:value-type="float">
            <text:p>1</text:p>
          </table:table-cell>
          <table:table-cell office:value-type="float" office:value="1.134" calcext:value-type="float">
            <text:p>1.134</text:p>
          </table:table-cell>
          <table:table-cell office:value-type="float" office:value="1.382346" calcext:value-type="float">
            <text:p>1.382346</text:p>
          </table:table-cell>
          <table:table-cell office:value-type="float" office:value="1.487404296" calcext:value-type="float">
            <text:p>1.487404296</text:p>
          </table:table-cell>
          <table:table-cell office:value-type="float" office:value="1.493353913184" calcext:value-type="float">
            <text:p>1.493353913184</text:p>
          </table:table-cell>
          <table:table-cell office:value-type="float" office:value="2.0070676593193" calcext:value-type="float">
            <text:p>2.0070676593193</text:p>
          </table:table-cell>
          <table:table-cell office:value-type="float" office:value="2.07530795973615" calcext:value-type="float">
            <text:p>2.07530795973615</text:p>
          </table:table-cell>
          <table:table-cell office:value-type="float" office:value="2.39490538553552" calcext:value-type="float">
            <text:p>2.394905385535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Рыба и ракообразные, моллюски и другие водные беспозвоночные</text:p>
          </table:table-cell>
          <table:table-cell office:value-type="float" office:value="1" calcext:value-type="float">
            <text:p>1</text:p>
          </table:table-cell>
          <table:table-cell office:value-type="float" office:value="1.088" calcext:value-type="float">
            <text:p>1.088</text:p>
          </table:table-cell>
          <table:table-cell office:value-type="float" office:value="1.226176" calcext:value-type="float">
            <text:p>1.226176</text:p>
          </table:table-cell>
          <table:table-cell office:value-type="float" office:value="1.3487936" calcext:value-type="float">
            <text:p>1.3487936</text:p>
          </table:table-cell>
          <table:table-cell office:value-type="float" office:value="1.4985096896" calcext:value-type="float">
            <text:p>1.4985096896</text:p>
          </table:table-cell>
          <table:table-cell office:value-type="float" office:value="1.9315789898944" calcext:value-type="float">
            <text:p>1.9315789898944</text:p>
          </table:table-cell>
          <table:table-cell office:value-type="float" office:value="2.25222110221687" calcext:value-type="float">
            <text:p>2.25222110221687</text:p>
          </table:table-cell>
          <table:table-cell office:value-type="float" office:value="2.34456216740776" calcext:value-type="float">
            <text:p>2.344562167407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Продукты растительного происхождения</text:p>
          </table:table-cell>
          <table:table-cell office:value-type="float" office:value="1" calcext:value-type="float">
            <text:p>1</text:p>
          </table:table-cell>
          <table:table-cell office:value-type="float" office:value="1.153" calcext:value-type="float">
            <text:p>1.153</text:p>
          </table:table-cell>
          <table:table-cell office:value-type="float" office:value="1.426261" calcext:value-type="float">
            <text:p>1.426261</text:p>
          </table:table-cell>
          <table:table-cell office:value-type="float" office:value="1.387751953" calcext:value-type="float">
            <text:p>1.387751953</text:p>
          </table:table-cell>
          <table:table-cell office:value-type="float" office:value="1.487670093616" calcext:value-type="float">
            <text:p>1.487670093616</text:p>
          </table:table-cell>
          <table:table-cell office:value-type="float" office:value="1.69891924690947" calcext:value-type="float">
            <text:p>1.69891924690947</text:p>
          </table:table-cell>
          <table:table-cell office:value-type="float" office:value="1.613973284564" calcext:value-type="float">
            <text:p>1.613973284564</text:p>
          </table:table-cell>
          <table:table-cell office:value-type="float" office:value="1.71565360149153" calcext:value-type="float">
            <text:p>1.715653601491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Кофе, чай и пряности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07969" calcext:value-type="float">
            <text:p>1.07969</text:p>
          </table:table-cell>
          <table:table-cell office:value-type="float" office:value="1.09372597" calcext:value-type="float">
            <text:p>1.09372597</text:p>
          </table:table-cell>
          <table:table-cell office:value-type="float" office:value="0.94388551211" calcext:value-type="float">
            <text:p>0.94388551211</text:p>
          </table:table-cell>
          <table:table-cell office:value-type="float" office:value="0.97408984849752" calcext:value-type="float">
            <text:p>0.97408984849752</text:p>
          </table:table-cell>
          <table:table-cell office:value-type="float" office:value="0.984804836830993" calcext:value-type="float">
            <text:p>0.984804836830993</text:p>
          </table:table-cell>
          <table:table-cell office:value-type="float" office:value="1.01631859160958" calcext:value-type="float">
            <text:p>1.0163185916095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Жиры и масла животного или растительного происхождения</text:p>
          </table:table-cell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office:value-type="float" office:value="0.984714" calcext:value-type="float">
            <text:p>0.984714</text:p>
          </table:table-cell>
          <table:table-cell office:value-type="float" office:value="1.114696248" calcext:value-type="float">
            <text:p>1.114696248</text:p>
          </table:table-cell>
          <table:table-cell office:value-type="float" office:value="1.640832877056" calcext:value-type="float">
            <text:p>1.640832877056</text:p>
          </table:table-cell>
          <table:table-cell office:value-type="float" office:value="2.14456857031219" calcext:value-type="float">
            <text:p>2.14456857031219</text:p>
          </table:table-cell>
          <table:table-cell office:value-type="float" office:value="1.71779942482007" calcext:value-type="float">
            <text:p>1.71779942482007</text:p>
          </table:table-cell>
          <table:table-cell office:value-type="float" office:value="1.65595864552654" calcext:value-type="float">
            <text:p>1.655958645526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Масло подсолнечное, сафлоровое или хлопковое и их фракции</text:p>
          </table:table-cell>
          <table:table-cell office:value-type="float" office:value="1" calcext:value-type="float">
            <text:p>1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9038" calcext:value-type="float">
            <text:p>0.979038</text:p>
          </table:table-cell>
          <table:table-cell office:value-type="float" office:value="1.136663118" calcext:value-type="float">
            <text:p>1.136663118</text:p>
          </table:table-cell>
          <table:table-cell office:value-type="float" office:value="1.865264176638" calcext:value-type="float">
            <text:p>1.865264176638</text:p>
          </table:table-cell>
          <table:table-cell office:value-type="float" office:value="2.24764333284879" calcext:value-type="float">
            <text:p>2.24764333284879</text:p>
          </table:table-cell>
          <table:table-cell office:value-type="float" office:value="1.50592103300869" calcext:value-type="float">
            <text:p>1.50592103300869</text:p>
          </table:table-cell>
          <table:table-cell office:value-type="float" office:value="1.48483813854657" calcext:value-type="float">
            <text:p>1.484838138546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Маргарин</text:p>
          </table:table-cell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office:value-type="float" office:value="1.085814" calcext:value-type="float">
            <text:p>1.085814</text:p>
          </table:table-cell>
          <table:table-cell office:value-type="float" office:value="1.158563538" calcext:value-type="float">
            <text:p>1.158563538</text:p>
          </table:table-cell>
          <table:table-cell office:value-type="float" office:value="1.391434809138" calcext:value-type="float">
            <text:p>1.391434809138</text:p>
          </table:table-cell>
          <table:table-cell office:value-type="float" office:value="1.68920185829353" calcext:value-type="float">
            <text:p>1.68920185829353</text:p>
          </table:table-cell>
          <table:table-cell office:value-type="float" office:value="1.53548448918882" calcext:value-type="float">
            <text:p>1.53548448918882</text:p>
          </table:table-cell>
          <table:table-cell office:value-type="float" office:value="1.42953605943479" calcext:value-type="float">
            <text:p>1.4295360594347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Готовые пищевые продукты; алкогольные и безалкогольные напитки и табак</text:p>
          </table:table-cell>
          <table:table-cell office:value-type="float" office:value="1" calcext:value-type="float">
            <text:p>1</text:p>
          </table:table-cell>
          <table:table-cell office:value-type="float" office:value="1.053" calcext:value-type="float">
            <text:p>1.053</text:p>
          </table:table-cell>
          <table:table-cell office:value-type="float" office:value="1.173042" calcext:value-type="float">
            <text:p>1.173042</text:p>
          </table:table-cell>
          <table:table-cell office:value-type="float" office:value="1.28448099" calcext:value-type="float">
            <text:p>1.28448099</text:p>
          </table:table-cell>
          <table:table-cell office:value-type="float" office:value="1.48100658147" calcext:value-type="float">
            <text:p>1.48100658147</text:p>
          </table:table-cell>
          <table:table-cell office:value-type="float" office:value="1.8808783584669" calcext:value-type="float">
            <text:p>1.8808783584669</text:p>
          </table:table-cell>
          <table:table-cell office:value-type="float" office:value="2.11786903163373" calcext:value-type="float">
            <text:p>2.11786903163373</text:p>
          </table:table-cell>
          <table:table-cell office:value-type="float" office:value="2.07339378196942" calcext:value-type="float">
            <text:p>2.0733937819694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Какао и продукты из него</text:p>
          </table:table-cell>
          <table:table-cell office:value-type="float" office:value="1" calcext:value-type="float">
            <text:p>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9659" calcext:value-type="float">
            <text:p>0.979659</text:p>
          </table:table-cell>
          <table:table-cell office:value-type="float" office:value="1.052153766" calcext:value-type="float">
            <text:p>1.052153766</text:p>
          </table:table-cell>
          <table:table-cell office:value-type="float" office:value="1.054258073532" calcext:value-type="float">
            <text:p>1.054258073532</text:p>
          </table:table-cell>
          <table:table-cell office:value-type="float" office:value="1.24929581713542" calcext:value-type="float">
            <text:p>1.24929581713542</text:p>
          </table:table-cell>
          <table:table-cell office:value-type="float" office:value="1.58410709612771" calcext:value-type="float">
            <text:p>1.58410709612771</text:p>
          </table:table-cell>
          <table:table-cell office:value-type="float" office:value="1.45579442134137" calcext:value-type="float">
            <text:p>1.455794421341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Табак и его промышленные заменители</text:p>
          </table:table-cell>
          <table:table-cell office:value-type="float" office:value="1" calcext:value-type="float">
            <text:p>1</text:p>
          </table:table-cell>
          <table:table-cell office:value-type="float" office:value="1.128" calcext:value-type="float">
            <text:p>1.128</text:p>
          </table:table-cell>
          <table:table-cell office:value-type="float" office:value="1.292688" calcext:value-type="float">
            <text:p>1.292688</text:p>
          </table:table-cell>
          <table:table-cell office:value-type="float" office:value="1.584835488" calcext:value-type="float">
            <text:p>1.584835488</text:p>
          </table:table-cell>
          <table:table-cell office:value-type="float" office:value="2.093567679648" calcext:value-type="float">
            <text:p>2.093567679648</text:p>
          </table:table-cell>
          <table:table-cell office:value-type="float" office:value="2.54368473077232" calcext:value-type="float">
            <text:p>2.54368473077232</text:p>
          </table:table-cell>
          <table:table-cell office:value-type="float" office:value="2.7293737161187" calcext:value-type="float">
            <text:p>2.7293737161187</text:p>
          </table:table-cell>
          <table:table-cell office:value-type="float" office:value="2.74847933213153" calcext:value-type="float">
            <text:p>2.748479332131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Минеральные продукты</text:p>
          </table:table-cell>
          <table:table-cell office:value-type="float" office:value="1" calcext:value-type="float">
            <text:p>1</text:p>
          </table:table-cell>
          <table:table-cell office:value-type="float" office:value="1.192" calcext:value-type="float">
            <text:p>1.192</text:p>
          </table:table-cell>
          <table:table-cell office:value-type="float" office:value="1.27544" calcext:value-type="float">
            <text:p>1.27544</text:p>
          </table:table-cell>
          <table:table-cell office:value-type="float" office:value="1.28309264" calcext:value-type="float">
            <text:p>1.28309264</text:p>
          </table:table-cell>
          <table:table-cell office:value-type="float" office:value="1.67186970992" calcext:value-type="float">
            <text:p>1.67186970992</text:p>
          </table:table-cell>
          <table:table-cell office:value-type="float" office:value="2.10822770420912" calcext:value-type="float">
            <text:p>2.10822770420912</text:p>
          </table:table-cell>
          <table:table-cell office:value-type="float" office:value="1.6423093815789" calcext:value-type="float">
            <text:p>1.6423093815789</text:p>
          </table:table-cell>
          <table:table-cell office:value-type="float" office:value="1.65709016601312" calcext:value-type="float">
            <text:p>1.657090166013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Продукция химической и связанных с ней отраслей промышленности</text:p>
          </table:table-cell>
          <table:table-cell office:value-type="float" office:value="1" calcext:value-type="float">
            <text:p>1</text:p>
          </table:table-cell>
          <table:table-cell office:value-type="float" office:value="1.055" calcext:value-type="float">
            <text:p>1.055</text:p>
          </table:table-cell>
          <table:table-cell office:value-type="float" office:value="1.15417" calcext:value-type="float">
            <text:p>1.15417</text:p>
          </table:table-cell>
          <table:table-cell office:value-type="float" office:value="1.20957016" calcext:value-type="float">
            <text:p>1.20957016</text:p>
          </table:table-cell>
          <table:table-cell office:value-type="float" office:value="1.30270706232" calcext:value-type="float">
            <text:p>1.30270706232</text:p>
          </table:table-cell>
          <table:table-cell office:value-type="float" office:value="1.41473986967952" calcext:value-type="float">
            <text:p>1.41473986967952</text:p>
          </table:table-cell>
          <table:table-cell office:value-type="float" office:value="1.37654189319817" calcext:value-type="float">
            <text:p>1.37654189319817</text:p>
          </table:table-cell>
          <table:table-cell office:value-type="float" office:value="1.44261590407169" calcext:value-type="float">
            <text:p>1.4426159040716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Продукты неорганической химии</text:p>
          </table:table-cell>
          <table:table-cell office:value-type="float" office:value="1" calcext:value-type="float">
            <text:p>1</text:p>
          </table:table-cell>
          <table:table-cell office:value-type="float" office:value="1.104" calcext:value-type="float">
            <text:p>1.104</text:p>
          </table:table-cell>
          <table:table-cell office:value-type="float" office:value="1.211088" calcext:value-type="float">
            <text:p>1.211088</text:p>
          </table:table-cell>
          <table:table-cell office:value-type="float" office:value="1.22925432" calcext:value-type="float">
            <text:p>1.22925432</text:p>
          </table:table-cell>
          <table:table-cell office:value-type="float" office:value="1.23417133728" calcext:value-type="float">
            <text:p>1.23417133728</text:p>
          </table:table-cell>
          <table:table-cell office:value-type="float" office:value="1.34771510030976" calcext:value-type="float">
            <text:p>1.34771510030976</text:p>
          </table:table-cell>
          <table:table-cell office:value-type="float" office:value="1.21429130537909" calcext:value-type="float">
            <text:p>1.21429130537909</text:p>
          </table:table-cell>
          <table:table-cell office:value-type="float" office:value="1.32722039677935" calcext:value-type="float">
            <text:p>1.3272203967793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Пластмассы и изделия из них, каучук и резиновые изделия</text:p>
          </table:table-cell>
          <table:table-cell office:value-type="float" office:value="1" calcext:value-type="float">
            <text:p>1</text:p>
          </table:table-cell>
          <table:table-cell office:value-type="float" office:value="1.077" calcext:value-type="float">
            <text:p>1.077</text:p>
          </table:table-cell>
          <table:table-cell office:value-type="float" office:value="1.231011" calcext:value-type="float">
            <text:p>1.231011</text:p>
          </table:table-cell>
          <table:table-cell office:value-type="float" office:value="1.223624934" calcext:value-type="float">
            <text:p>1.223624934</text:p>
          </table:table-cell>
          <table:table-cell office:value-type="float" office:value="1.387590675156" calcext:value-type="float">
            <text:p>1.387590675156</text:p>
          </table:table-cell>
          <table:table-cell office:value-type="float" office:value="1.68037230761392" calcext:value-type="float">
            <text:p>1.68037230761392</text:p>
          </table:table-cell>
          <table:table-cell office:value-type="float" office:value="1.53754066146673" calcext:value-type="float">
            <text:p>1.53754066146673</text:p>
          </table:table-cell>
          <table:table-cell office:value-type="float" office:value="1.47757657566953" calcext:value-type="float">
            <text:p>1.477576575669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Каучук, резина и изделия из них</text:p>
          </table:table-cell>
          <table:table-cell office:value-type="float" office:value="1" calcext:value-type="float">
            <text:p>1</text:p>
          </table:table-cell>
          <table:table-cell office:value-type="float" office:value="1.056" calcext:value-type="float">
            <text:p>1.056</text:p>
          </table:table-cell>
          <table:table-cell office:value-type="float" office:value="1.231296" calcext:value-type="float">
            <text:p>1.231296</text:p>
          </table:table-cell>
          <table:table-cell office:value-type="float" office:value="1.241146368" calcext:value-type="float">
            <text:p>1.241146368</text:p>
          </table:table-cell>
          <table:table-cell office:value-type="float" office:value="1.424836030464" calcext:value-type="float">
            <text:p>1.424836030464</text:p>
          </table:table-cell>
          <table:table-cell office:value-type="float" office:value="1.84231298738995" calcext:value-type="float">
            <text:p>1.84231298738995</text:p>
          </table:table-cell>
          <table:table-cell office:value-type="float" office:value="1.72072033022222" calcext:value-type="float">
            <text:p>1.72072033022222</text:p>
          </table:table-cell>
          <table:table-cell office:value-type="float" office:value="1.72244105055244" calcext:value-type="float">
            <text:p>1.722441050552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Древесина и изделия из нее, древесный уголь, пробка и изделия из нее; изделия из соломы, альфы и прочих материалов для плетения, корзиночные и другие плетеные изделия</text:p>
          </table:table-cell>
          <table:table-cell office:value-type="float" office:value="1" calcext:value-type="float">
            <text:p>1</text:p>
          </table:table-cell>
          <table:table-cell office:value-type="float" office:value="1.057" calcext:value-type="float">
            <text:p>1.057</text:p>
          </table:table-cell>
          <table:table-cell office:value-type="float" office:value="1.144731" calcext:value-type="float">
            <text:p>1.144731</text:p>
          </table:table-cell>
          <table:table-cell office:value-type="float" office:value="1.147020462" calcext:value-type="float">
            <text:p>1.147020462</text:p>
          </table:table-cell>
          <table:table-cell office:value-type="float" office:value="1.394776881792" calcext:value-type="float">
            <text:p>1.394776881792</text:p>
          </table:table-cell>
          <table:table-cell office:value-type="float" office:value="1.89550178235533" calcext:value-type="float">
            <text:p>1.89550178235533</text:p>
          </table:table-cell>
          <table:table-cell office:value-type="float" office:value="1.65287755421385" calcext:value-type="float">
            <text:p>1.65287755421385</text:p>
          </table:table-cell>
          <table:table-cell office:value-type="float" office:value="1.67932359508127" calcext:value-type="float">
            <text:p>1.679323595081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Бумажная масса из древесины или из других волокнистых целлюлозных материалов; бумага, картон и изделия из них</text:p>
          </table:table-cell>
          <table:table-cell office:value-type="float" office:value="1" calcext:value-type="float">
            <text:p>1</text:p>
          </table:table-cell>
          <table:table-cell office:value-type="float" office:value="1.136" calcext:value-type="float">
            <text:p>1.136</text:p>
          </table:table-cell>
          <table:table-cell office:value-type="float" office:value="1.26664" calcext:value-type="float">
            <text:p>1.26664</text:p>
          </table:table-cell>
          <table:table-cell office:value-type="float" office:value="1.298306" calcext:value-type="float">
            <text:p>1.298306</text:p>
          </table:table-cell>
          <table:table-cell office:value-type="float" office:value="1.561862118" calcext:value-type="float">
            <text:p>1.561862118</text:p>
          </table:table-cell>
          <table:table-cell office:value-type="float" office:value="1.861739644656" calcext:value-type="float">
            <text:p>1.861739644656</text:p>
          </table:table-cell>
          <table:table-cell office:value-type="float" office:value="1.72397091095146" calcext:value-type="float">
            <text:p>1.72397091095146</text:p>
          </table:table-cell>
          <table:table-cell office:value-type="float" office:value="1.72569488186241" calcext:value-type="float">
            <text:p>1.7256948818624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Текстиль и текстильные изделия</text:p>
          </table:table-cell>
          <table:table-cell office:value-type="float" office:value="1" calcext:value-type="float">
            <text:p>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22836" calcext:value-type="float">
            <text:p>1.222836</text:p>
          </table:table-cell>
          <table:table-cell office:value-type="float" office:value="1.276640784" calcext:value-type="float">
            <text:p>1.276640784</text:p>
          </table:table-cell>
          <table:table-cell office:value-type="float" office:value="1.377495405936" calcext:value-type="float">
            <text:p>1.377495405936</text:p>
          </table:table-cell>
          <table:table-cell office:value-type="float" office:value="1.59100719385608" calcext:value-type="float">
            <text:p>1.59100719385608</text:p>
          </table:table-cell>
          <table:table-cell office:value-type="float" office:value="1.76760899237411" calcext:value-type="float">
            <text:p>1.76760899237411</text:p>
          </table:table-cell>
          <table:table-cell office:value-type="float" office:value="1.90194727579454" calcext:value-type="float">
            <text:p>1.901947275794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Обувь, головные уборы</text:p>
          </table:table-cell>
          <table:table-cell office:value-type="float" office:value="1" calcext:value-type="float">
            <text:p>1</text:p>
          </table:table-cell>
          <table:table-cell office:value-type="float" office:value="1.218" calcext:value-type="float">
            <text:p>1.218</text:p>
          </table:table-cell>
          <table:table-cell office:value-type="float" office:value="1.416534" calcext:value-type="float">
            <text:p>1.416534</text:p>
          </table:table-cell>
          <table:table-cell office:value-type="float" office:value="1.582268478" calcext:value-type="float">
            <text:p>1.582268478</text:p>
          </table:table-cell>
          <table:table-cell office:value-type="float" office:value="1.789545648618" calcext:value-type="float">
            <text:p>1.789545648618</text:p>
          </table:table-cell>
          <table:table-cell office:value-type="float" office:value="1.65532972497165" calcext:value-type="float">
            <text:p>1.65532972497165</text:p>
          </table:table-cell>
          <table:table-cell office:value-type="float" office:value="1.58580587652284" calcext:value-type="float">
            <text:p>1.58580587652284</text:p>
          </table:table-cell>
          <table:table-cell office:value-type="float" office:value="1.58739168239936" calcext:value-type="float">
            <text:p>1.5873916823993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Изделия из камня, гипса, цемента, асбеста, керамические изделия, стекло и изделия из него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551" calcext:value-type="float">
            <text:p>1.2551</text:p>
          </table:table-cell>
          <table:table-cell office:value-type="float" office:value="1.2764367" calcext:value-type="float">
            <text:p>1.2764367</text:p>
          </table:table-cell>
          <table:table-cell office:value-type="float" office:value="1.4079096801" calcext:value-type="float">
            <text:p>1.4079096801</text:p>
          </table:table-cell>
          <table:table-cell office:value-type="float" office:value="1.8246509454096" calcext:value-type="float">
            <text:p>1.8246509454096</text:p>
          </table:table-cell>
          <table:table-cell office:value-type="float" office:value="1.64948445465028" calcext:value-type="float">
            <text:p>1.64948445465028</text:p>
          </table:table-cell>
          <table:table-cell office:value-type="float" office:value="1.63793806346773" calcext:value-type="float">
            <text:p>1.6379380634677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Кирпичи огнеупорные, блоки, плитки и аналогичные огнеупорные керамические строительные материалы, кроме изделий из кремнеземистой каменной муки или аналогичных кремнеземистых пород</text:p>
          </table:table-cell>
          <table:table-cell office:value-type="float" office:value="1" calcext:value-type="float">
            <text:p>1</text:p>
          </table:table-cell>
          <table:table-cell office:value-type="float" office:value="1.076" calcext:value-type="float">
            <text:p>1.076</text:p>
          </table:table-cell>
          <table:table-cell office:value-type="float" office:value="1.137332" calcext:value-type="float">
            <text:p>1.137332</text:p>
          </table:table-cell>
          <table:table-cell office:value-type="float" office:value="1.146430656" calcext:value-type="float">
            <text:p>1.146430656</text:p>
          </table:table-cell>
          <table:table-cell office:value-type="float" office:value="1.16362711584" calcext:value-type="float">
            <text:p>1.16362711584</text:p>
          </table:table-cell>
          <table:table-cell office:value-type="float" office:value="1.93394826652608" calcext:value-type="float">
            <text:p>1.93394826652608</text:p>
          </table:table-cell>
          <table:table-cell office:value-type="float" office:value="3.05177036457815" calcext:value-type="float">
            <text:p>3.05177036457815</text:p>
          </table:table-cell>
          <table:table-cell office:value-type="float" office:value="3.09754692004682" calcext:value-type="float">
            <text:p>3.0975469200468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Жемчуг природный или культивированный, драгоценные или полудрагоценные камни, драгоценные металлы, металлы, плакированные драгоценными металлами, и изделия из них; бижутерия; монеты</text:p>
          </table:table-cell>
          <table:table-cell office:value-type="float" office:value="1" calcext:value-type="float">
            <text:p>1</text:p>
          </table:table-cell>
          <table:table-cell office:value-type="float" office:value="1.067" calcext:value-type="float">
            <text:p>1.067</text:p>
          </table:table-cell>
          <table:table-cell office:value-type="float" office:value="1.267596" calcext:value-type="float">
            <text:p>1.267596</text:p>
          </table:table-cell>
          <table:table-cell office:value-type="float" office:value="1.360130508" calcext:value-type="float">
            <text:p>1.360130508</text:p>
          </table:table-cell>
          <table:table-cell office:value-type="float" office:value="1.4621402961" calcext:value-type="float">
            <text:p>1.4621402961</text:p>
          </table:table-cell>
          <table:table-cell office:value-type="float" office:value="1.4285110692897" calcext:value-type="float">
            <text:p>1.4285110692897</text:p>
          </table:table-cell>
          <table:table-cell office:value-type="float" office:value="1.47708044564555" calcext:value-type="float">
            <text:p>1.47708044564555</text:p>
          </table:table-cell>
          <table:table-cell office:value-type="float" office:value="1.55684278971041" calcext:value-type="float">
            <text:p>1.5568427897104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едрагоценные металлы и изделия из них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.082</text:p>
          </table:table-cell>
          <table:table-cell office:value-type="float" office:value="1.164232" calcext:value-type="float">
            <text:p>1.164232</text:p>
          </table:table-cell>
          <table:table-cell office:value-type="float" office:value="1.185188176" calcext:value-type="float">
            <text:p>1.185188176</text:p>
          </table:table-cell>
          <table:table-cell office:value-type="float" office:value="1.400892424032" calcext:value-type="float">
            <text:p>1.400892424032</text:p>
          </table:table-cell>
          <table:table-cell office:value-type="float" office:value="1.60402182551664" calcext:value-type="float">
            <text:p>1.60402182551664</text:p>
          </table:table-cell>
          <table:table-cell office:value-type="float" office:value="1.39870703185051" calcext:value-type="float">
            <text:p>1.39870703185051</text:p>
          </table:table-cell>
          <table:table-cell office:value-type="float" office:value="1.43367470764677" calcext:value-type="float">
            <text:p>1.4336747076467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Машины, оборудование и механизмы; электротехническое оборудование; звукозаписывающая и звуковоспроизводящая аппаратура, их части и принадлежности</text:p>
          </table:table-cell>
          <table:table-cell office:value-type="float" office:value="1" calcext:value-type="float">
            <text:p>1</text:p>
          </table:table-cell>
          <table:table-cell office:value-type="float" office:value="1.047" calcext:value-type="float">
            <text:p>1.047</text:p>
          </table:table-cell>
          <table:table-cell office:value-type="float" office:value="1.110867" calcext:value-type="float">
            <text:p>1.110867</text:p>
          </table:table-cell>
          <table:table-cell office:value-type="float" office:value="1.161966882" calcext:value-type="float">
            <text:p>1.161966882</text:p>
          </table:table-cell>
          <table:table-cell office:value-type="float" office:value="1.23749472933" calcext:value-type="float">
            <text:p>1.23749472933</text:p>
          </table:table-cell>
          <table:table-cell office:value-type="float" office:value="1.34639426551104" calcext:value-type="float">
            <text:p>1.34639426551104</text:p>
          </table:table-cell>
          <table:table-cell office:value-type="float" office:value="1.34774065977655" calcext:value-type="float">
            <text:p>1.34774065977655</text:p>
          </table:table-cell>
          <table:table-cell office:value-type="float" office:value="1.3679567696732" calcext:value-type="float">
            <text:p>1.36795676967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Холодильники, морозильники и прочее холодильное оборуд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1.077" calcext:value-type="float">
            <text:p>1.077</text:p>
          </table:table-cell>
          <table:table-cell office:value-type="float" office:value="1.186854" calcext:value-type="float">
            <text:p>1.186854</text:p>
          </table:table-cell>
          <table:table-cell office:value-type="float" office:value="1.284176028" calcext:value-type="float">
            <text:p>1.284176028</text:p>
          </table:table-cell>
          <table:table-cell office:value-type="float" office:value="1.371499997904" calcext:value-type="float">
            <text:p>1.371499997904</text:p>
          </table:table-cell>
          <table:table-cell office:value-type="float" office:value="1.59642599756026" calcext:value-type="float">
            <text:p>1.59642599756026</text:p>
          </table:table-cell>
          <table:table-cell office:value-type="float" office:value="1.48467617773104" calcext:value-type="float">
            <text:p>1.48467617773104</text:p>
          </table:table-cell>
          <table:table-cell office:value-type="float" office:value="1.46537538742054" calcext:value-type="float">
            <text:p>1.465375387420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Средства наземного транспорта, воздушного и водного транспорта, их части и принадлежности</text:p>
          </table:table-cell>
          <table:table-cell office:value-type="float" office:value="1" calcext:value-type="float">
            <text:p>1</text:p>
          </table:table-cell>
          <table:table-cell office:value-type="float" office:value="1.065" calcext:value-type="float">
            <text:p>1.065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1.18269954" calcext:value-type="float">
            <text:p>1.18269954</text:p>
          </table:table-cell>
          <table:table-cell office:value-type="float" office:value="1.26194040918" calcext:value-type="float">
            <text:p>1.26194040918</text:p>
          </table:table-cell>
          <table:table-cell office:value-type="float" office:value="1.37677698641538" calcext:value-type="float">
            <text:p>1.37677698641538</text:p>
          </table:table-cell>
          <table:table-cell office:value-type="float" office:value="1.37402343244255" calcext:value-type="float">
            <text:p>1.37402343244255</text:p>
          </table:table-cell>
          <table:table-cell office:value-type="float" office:value="1.35890917468568" calcext:value-type="float">
            <text:p>1.358909174685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Автомобили легковые и прочие моторные транспортные средства, предназначенные главным образом для перевозки людей (кроме моторных транспортных средств товарной позиции 8702), включая грузопассажирские автомобили-фургоны и гоночные автомобили</text:p>
          </table:table-cell>
          <table:table-cell office:value-type="float" office:value="1" calcext:value-type="float">
            <text:p>1</text:p>
          </table:table-cell>
          <table:table-cell office:value-type="float" office:value="1.096" calcext:value-type="float">
            <text:p>1.096</text:p>
          </table:table-cell>
          <table:table-cell office:value-type="float" office:value="1.191352" calcext:value-type="float">
            <text:p>1.191352</text:p>
          </table:table-cell>
          <table:table-cell office:value-type="float" office:value="1.2509196" calcext:value-type="float">
            <text:p>1.2509196</text:p>
          </table:table-cell>
          <table:table-cell office:value-type="float" office:value="1.4097863892" calcext:value-type="float">
            <text:p>1.4097863892</text:p>
          </table:table-cell>
          <table:table-cell office:value-type="float" office:value="1.430933185038" calcext:value-type="float">
            <text:p>1.430933185038</text:p>
          </table:table-cell>
          <table:table-cell office:value-type="float" office:value="1.38514332311678" calcext:value-type="float">
            <text:p>1.38514332311678</text:p>
          </table:table-cell>
          <table:table-cell office:value-type="float" office:value="1.37544731985497" calcext:value-type="float">
            <text:p>1.375447319854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Моторные транспортные средства для перевозки грузов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1.009961" calcext:value-type="float">
            <text:p>1.009961</text:p>
          </table:table-cell>
          <table:table-cell office:value-type="float" office:value="1.014000844" calcext:value-type="float">
            <text:p>1.014000844</text:p>
          </table:table-cell>
          <table:table-cell office:value-type="float" office:value="1.058616881136" calcext:value-type="float">
            <text:p>1.058616881136</text:p>
          </table:table-cell>
          <table:table-cell office:value-type="float" office:value="1.08614092004554" calcext:value-type="float">
            <text:p>1.08614092004554</text:p>
          </table:table-cell>
          <table:table-cell office:value-type="float" office:value="1.11981128856695" calcext:value-type="float">
            <text:p>1.11981128856695</text:p>
          </table:table-cell>
          <table:table-cell office:value-type="float" office:value="1.13436883531832" calcext:value-type="float">
            <text:p>1.134368835318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Приборы и аппараты оптические, фотографические, кинематографические, измерительные, контрольные, прецизионные, медицинские и хирургические; часы; их части и принадлежности</text:p>
          </table:table-cell>
          <table:table-cell office:value-type="float" office:value="1" calcext:value-type="float">
            <text:p>1</text:p>
          </table:table-cell>
          <table:table-cell office:value-type="float" office:value="1.044" calcext:value-type="float">
            <text:p>1.044</text:p>
          </table:table-cell>
          <table:table-cell office:value-type="float" office:value="1.147356" calcext:value-type="float">
            <text:p>1.147356</text:p>
          </table:table-cell>
          <table:table-cell office:value-type="float" office:value="1.252912752" calcext:value-type="float">
            <text:p>1.252912752</text:p>
          </table:table-cell>
          <table:table-cell office:value-type="float" office:value="1.354398684912" calcext:value-type="float">
            <text:p>1.354398684912</text:p>
          </table:table-cell>
          <table:table-cell office:value-type="float" office:value="1.47629456655408" calcext:value-type="float">
            <text:p>1.47629456655408</text:p>
          </table:table-cell>
          <table:table-cell office:value-type="float" office:value="1.48958121765307" calcext:value-type="float">
            <text:p>1.48958121765307</text:p>
          </table:table-cell>
          <table:table-cell office:value-type="float" office:value="1.53873739783562" calcext:value-type="float">
            <text:p>1.53873739783562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5-02T06:33:50</meta:creation-date>
    <dc:date>2025-05-02T06:33:50</dc:date>
    <meta:generator>LibreOffice/7.3.7.2$Linux_X86_64 LibreOffice_project/30$Build-2</meta:generator>
    <meta:document-statistic meta:table-count="1" meta:cell-count="287" meta:object-count="0"/>
    <meta:user-defined meta:name="AppVersion">3.1</meta:user-defined>
  </office:meta>
</office:document-meta>
</file>